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/>
    <style:font-face style:name="Computer Modern1" svg:font-family="'Computer Modern'"/>
    <style:font-face style:name="Helvetica1" svg:font-family="Helvetica"/>
    <style:font-face style:name="PazoMath1" svg:font-family="PazoMath"/>
    <style:font-face style:name="PazoMathBlackboard1" svg:font-family="PazoMathBlackboard"/>
    <style:font-face style:name="URW Palladio L1" svg:font-family="'URW Palladio L'"/>
    <style:font-face style:name="Carlito" svg:font-family="Carlito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PazoMath" svg:font-family="PazoMath" style:font-pitch="variable"/>
    <style:font-face style:name="PazoMathBlackboard" svg:font-family="PazoMathBlackboard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84cm" fo:padding-top="0cm" fo:padding-bottom="0cm" fo:padding-left="0cm" fo:padding-right="0cm"/>
    </style:style>
    <style:style style:name="gr2" style:family="graphic" style:parent-style-name="standard">
      <style:graphic-properties draw:stroke="solid" svg:stroke-width="0.014cm" svg:stroke-color="#000000" draw:stroke-linejoin="miter" svg:stroke-linecap="butt" draw:fill="none" fo:padding-top="0.007cm" fo:padding-bottom="0.007cm" fo:padding-left="0.007cm" fo:padding-right="0.007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526cm" fo:min-width="0.526cm" fo:padding-top="0cm" fo:padding-bottom="0cm" fo:padding-left="0cm" fo:padding-right="0cm"/>
    </style:style>
    <style:style style:name="gr4" style:family="graphic" style:parent-style-name="standard">
      <style:graphic-properties draw:stroke="solid" svg:stroke-width="0.03cm" svg:stroke-color="#000000" draw:stroke-linejoin="miter" svg:stroke-linecap="butt" draw:fill="none" fo:padding-top="0.015cm" fo:padding-bottom="0.015cm" fo:padding-left="0.015cm" fo:padding-right="0.015cm"/>
    </style:style>
    <style:style style:name="gr5" style:family="graphic" style:parent-style-name="standard">
      <style:graphic-properties draw:stroke="solid" svg:stroke-width="0.019cm" svg:stroke-color="#000000" draw:stroke-linejoin="miter" svg:stroke-linecap="butt" draw:fill="none" fo:padding-top="0.009cm" fo:padding-bottom="0.009cm" fo:padding-left="0.009cm" fo:padding-right="0.009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505cm" fo:min-width="0.505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84cm" fo:min-width="0.376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8999996185303pt" style:font-size-asian="10.8999996185303pt" style:font-size-complex="10.8999996185303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14.3999996185303pt" style:font-size-asian="14.3999996185303pt" style:font-size-complex="14.3999996185303pt"/>
    </style:style>
    <style:style style:name="T1" style:family="text">
      <style:text-properties fo:color="#000000" style:font-name="Carlito1" fo:font-size="10.8999996185303pt" style:font-size-asian="10.8999996185303pt" style:font-name-complex="Carlito1" style:font-size-complex="10.8999996185303pt"/>
    </style:style>
    <style:style style:name="T2" style:family="text">
      <style:text-properties fo:color="#000000" style:font-name="Carlito1" fo:font-size="15pt" fo:font-weight="bold" style:font-size-asian="15pt" style:font-name-complex="Carlito1" style:font-size-complex="15pt" style:font-weight-complex="bold"/>
    </style:style>
    <style:style style:name="T3" style:family="text">
      <style:text-properties fo:color="#000000" style:font-name="URW Palladio L1" fo:font-size="10.8999996185303pt" fo:font-weight="bold" style:font-size-asian="10.8999996185303pt" style:font-name-complex="URW Palladio L1" style:font-size-complex="10.8999996185303pt" style:font-weight-complex="bold"/>
    </style:style>
    <style:style style:name="T4" style:family="text">
      <style:text-properties fo:color="#000000" style:font-name="URW Palladio L1" fo:font-size="10.8999996185303pt" fo:font-style="italic" style:font-size-asian="10.8999996185303pt" style:font-name-complex="URW Palladio L1" style:font-size-complex="10.8999996185303pt" style:font-style-complex="italic"/>
    </style:style>
    <style:style style:name="T5" style:family="text">
      <style:text-properties fo:color="#0000ff" style:font-name="Computer Modern1" fo:font-size="10.8999996185303pt" style:font-size-asian="10.8999996185303pt" style:font-name-complex="Computer Modern1" style:font-size-complex="10.8999996185303pt"/>
    </style:style>
    <style:style style:name="T6" style:family="text">
      <style:text-properties fo:color="#000000" style:font-name="Carlito1" fo:font-size="14.3999996185303pt" fo:font-weight="bold" style:font-size-asian="14.3999996185303pt" style:font-name-complex="Carlito1" style:font-size-complex="14.3999996185303pt" style:font-weight-complex="bold"/>
    </style:style>
    <style:style style:name="T7" style:family="text">
      <style:text-properties fo:color="#000000" style:font-name="URW Palladio L1" fo:font-size="10.8999996185303pt" fo:font-weight="bold" style:font-size-asian="10.8999996185303pt" style:font-name-complex="URW Palladio L1" style:font-size-complex="10.8999996185303pt" style:font-weight-complex="bold" style:text-scale="9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420">
        <draw:frame draw:style-name="gr1" draw:text-style-name="P2" draw:layer="layout" svg:width="1.987cm" svg:height="0.386cm" svg:x="3.489cm" svg:y="1.635cm">
          <draw:text-box>
            <text:p text:style-name="P1"><text:span text:style-name="T1">APPENDIX B.</text:span></text:p>
          </draw:text-box>
        </draw:frame>
        <draw:line draw:style-name="gr2" draw:text-style-name="P3" draw:layer="layout" svg:x1="3.5cm" svg:y1="2.074cm" svg:x2="18.5cm" svg:y2="2.074cm">
          <text:p/>
        </draw:line>
        <draw:frame draw:style-name="gr1" draw:text-style-name="P2" draw:layer="layout" svg:width="10.132cm" svg:height="0.386cm" svg:x="5.646cm" svg:y="1.635cm">
          <draw:text-box>
            <text:p text:style-name="P1"><text:span text:style-name="T1">APPENDIX: RESEARCH </text:span><text:span text:style-name="T1">ACITIVITY 1. A - GREY </text:span><text:span text:style-name="T1">LITERATURE REVIEW</text:span></text:p>
          </draw:text-box>
        </draw:frame>
        <draw:frame draw:style-name="gr3" draw:text-style-name="P4" draw:layer="layout" svg:width="8.824cm" svg:height="0.526cm" svg:x="3.5cm" svg:y="3.227cm">
          <draw:text-box>
            <text:p text:style-name="P1"><text:span text:style-name="T2">B.2 Database of </text:span><text:span text:style-name="T2">identiﬁed </text:span><text:span text:style-name="T2">cancer atlases</text:span></text:p>
          </draw:text-box>
        </draw:frame>
        <draw:frame draw:style-name="gr1" draw:text-style-name="P2" draw:layer="layout" svg:width="1.759cm" svg:height="0.384cm" svg:x="6.369cm" svg:y="4.63cm">
          <draw:text-box>
            <text:p text:style-name="P1"><text:span text:style-name="T3">Table B.2:</text:span></text:p>
          </draw:text-box>
        </draw:frame>
        <draw:line draw:style-name="gr4" draw:text-style-name="P3" draw:layer="layout" svg:x1="3.678cm" svg:y1="5.419cm" svg:x2="18.321cm" svg:y2="5.419cm">
          <text:p/>
        </draw:line>
        <draw:frame draw:style-name="gr1" draw:text-style-name="P2" draw:layer="layout" svg:width="7.36cm" svg:height="0.391cm" svg:x="8.285cm" svg:y="4.63cm">
          <draw:text-box>
            <text:p text:style-name="P1"><text:span text:style-name="T4">Title, url and key for </text:span><text:span text:style-name="T4">each cancer map </text:span><text:span text:style-name="T4">identified</text:span></text:p>
          </draw:text-box>
        </draw:frame>
        <draw:frame draw:style-name="gr1" draw:text-style-name="P2" draw:layer="layout" svg:width="0.713cm" svg:height="0.384cm" svg:x="3.678cm" svg:y="5.804cm">
          <draw:text-box>
            <text:p text:style-name="P1"><text:span text:style-name="T3">Key</text:span></text:p>
          </draw:text-box>
        </draw:frame>
        <draw:frame draw:style-name="gr1" draw:text-style-name="P2" draw:layer="layout" svg:width="1.75cm" svg:height="0.384cm" svg:x="4.85cm" svg:y="5.804cm">
          <draw:text-box>
            <text:p text:style-name="P1"><text:span text:style-name="T3">Map Title</text:span></text:p>
          </draw:text-box>
        </draw:frame>
        <draw:line draw:style-name="gr5" draw:text-style-name="P3" draw:layer="layout" svg:x1="3.678cm" svg:y1="6.391cm" svg:x2="18.321cm" svg:y2="6.391cm">
          <text:p/>
        </draw:line>
        <draw:frame draw:style-name="gr1" draw:text-style-name="P2" draw:layer="layout" svg:width="0.819cm" svg:height="0.384cm" svg:x="11.872cm" svg:y="5.804cm">
          <draw:text-box>
            <text:p text:style-name="P1"><text:span text:style-name="T3">URL</text:span></text:p>
          </draw:text-box>
        </draw:frame>
        <draw:frame draw:style-name="gr1" draw:text-style-name="P2" draw:layer="layout" svg:width="0.384cm" svg:height="0.384cm" svg:x="3.678cm" svg:y="6.771cm">
          <draw:text-box>
            <text:p text:style-name="P1"><text:span text:style-name="T3">1</text:span></text:p>
          </draw:text-box>
        </draw:frame>
        <draw:frame draw:style-name="gr1" draw:text-style-name="P2" draw:layer="layout" svg:width="6.06cm" svg:height="0.384cm" svg:x="4.85cm" svg:y="6.771cm">
          <draw:text-box>
            <text:p text:style-name="P1"><text:span text:style-name="T3">All Ireland Cancer </text:span><text:span text:style-name="T3">Atlas 1995-2007</text:span></text:p>
          </draw:text-box>
        </draw:frame>
        <draw:frame draw:style-name="gr1" draw:text-style-name="P2" draw:layer="layout" svg:width="6.039cm" svg:height="0.446cm" svg:x="11.872cm" svg:y="6.693cm">
          <draw:text-box>
            <text:p text:style-name="P1"><text:span text:style-name="T5">http://www.ncri.ie/</text:span><text:span text:style-name="T5">publications/</text:span></text:p>
          </draw:text-box>
        </draw:frame>
        <draw:frame draw:style-name="gr1" draw:text-style-name="P2" draw:layer="layout" svg:width="2.809cm" svg:height="0.446cm" svg:x="11.872cm" svg:y="7.466cm">
          <draw:text-box>
            <text:p text:style-name="P1"><text:span text:style-name="T5">cancer-atlases</text:span></text:p>
          </draw:text-box>
        </draw:frame>
        <draw:frame draw:style-name="gr1" draw:text-style-name="P2" draw:layer="layout" svg:width="0.384cm" svg:height="0.384cm" svg:x="3.678cm" svg:y="8.317cm">
          <draw:text-box>
            <text:p text:style-name="P1"><text:span text:style-name="T3">2</text:span></text:p>
          </draw:text-box>
        </draw:frame>
        <draw:frame draw:style-name="gr1" draw:text-style-name="P2" draw:layer="layout" svg:width="6.077cm" svg:height="0.384cm" svg:x="4.85cm" svg:y="8.317cm">
          <draw:text-box>
            <text:p text:style-name="P1"><text:span text:style-name="T3">Breast Cancer </text:span><text:span text:style-name="T3">Mortality in </text:span><text:span text:style-name="T3">Canada</text:span></text:p>
          </draw:text-box>
        </draw:frame>
        <draw:frame draw:style-name="gr1" draw:text-style-name="P2" draw:layer="layout" svg:width="4.371cm" svg:height="0.446cm" svg:x="11.872cm" svg:y="8.24cm">
          <draw:text-box>
            <text:p text:style-name="P1"><text:span text:style-name="T5">http://</text:span><text:span text:style-name="T5">www.ehatlas.ca/</text:span></text:p>
          </draw:text-box>
        </draw:frame>
        <draw:frame draw:style-name="gr1" draw:text-style-name="P2" draw:layer="layout" svg:width="3.998cm" svg:height="0.446cm" svg:x="11.872cm" svg:y="9.013cm">
          <draw:text-box>
            <text:p text:style-name="P1"><text:span text:style-name="T5">light-pollution/</text:span><text:span text:style-name="T5">maps/</text:span></text:p>
          </draw:text-box>
        </draw:frame>
        <draw:frame draw:style-name="gr1" draw:text-style-name="P2" draw:layer="layout" svg:width="4.561cm" svg:height="0.446cm" svg:x="11.872cm" svg:y="9.786cm">
          <draw:text-box>
            <text:p text:style-name="P1"><text:span text:style-name="T5">breast-cancer-</text:span><text:span text:style-name="T5">mortality</text:span></text:p>
          </draw:text-box>
        </draw:frame>
        <draw:frame draw:style-name="gr1" draw:text-style-name="P2" draw:layer="layout" svg:width="0.384cm" svg:height="0.384cm" svg:x="3.678cm" svg:y="10.637cm">
          <draw:text-box>
            <text:p text:style-name="P1"><text:span text:style-name="T3">3</text:span></text:p>
          </draw:text-box>
        </draw:frame>
        <draw:frame draw:style-name="gr1" draw:text-style-name="P2" draw:layer="layout" svg:width="5.869cm" svg:height="0.384cm" svg:x="4.85cm" svg:y="10.637cm">
          <draw:text-box>
            <text:p text:style-name="P1"><text:span text:style-name="T3">Globocan 2012: </text:span><text:span text:style-name="T3">Estimated Cancer</text:span></text:p>
          </draw:text-box>
        </draw:frame>
        <draw:frame draw:style-name="gr1" draw:text-style-name="P2" draw:layer="layout" svg:width="6.356cm" svg:height="0.384cm" svg:x="4.85cm" svg:y="11.411cm">
          <draw:text-box>
            <text:p text:style-name="P1"><text:span text:style-name="T3">Incidence, </text:span><text:span text:style-name="T3">Mortality and </text:span><text:span text:style-name="T3">Prevalence</text:span></text:p>
          </draw:text-box>
        </draw:frame>
        <draw:frame draw:style-name="gr1" draw:text-style-name="P2" draw:layer="layout" svg:width="3.334cm" svg:height="0.384cm" svg:x="4.831cm" svg:y="12.184cm">
          <draw:text-box>
            <text:p text:style-name="P1"><text:span text:style-name="T3">Worldwide in 2012</text:span></text:p>
          </draw:text-box>
        </draw:frame>
        <draw:frame draw:style-name="gr1" draw:text-style-name="P2" draw:layer="layout" svg:width="5.62cm" svg:height="0.446cm" svg:x="11.872cm" svg:y="10.56cm">
          <draw:text-box>
            <text:p text:style-name="P1"><text:span text:style-name="T5">http://</text:span><text:span text:style-name="T5">globocan.iarc.fr/</text:span><text:span text:style-name="T5">Pages/</text:span></text:p>
          </draw:text-box>
        </draw:frame>
        <draw:frame draw:style-name="gr1" draw:text-style-name="P2" draw:layer="layout" svg:width="1.852cm" svg:height="0.446cm" svg:x="11.872cm" svg:y="11.333cm">
          <draw:text-box>
            <text:p text:style-name="P1"><text:span text:style-name="T5">Map.aspx</text:span></text:p>
          </draw:text-box>
        </draw:frame>
        <draw:frame draw:style-name="gr1" draw:text-style-name="P2" draw:layer="layout" svg:width="0.384cm" svg:height="0.384cm" svg:x="3.678cm" svg:y="12.958cm">
          <draw:text-box>
            <text:p text:style-name="P1"><text:span text:style-name="T3">4</text:span></text:p>
          </draw:text-box>
        </draw:frame>
        <draw:frame draw:style-name="gr1" draw:text-style-name="P2" draw:layer="layout" svg:width="3.029cm" svg:height="0.384cm" svg:x="4.85cm" svg:y="12.958cm">
          <draw:text-box>
            <text:p text:style-name="P1"><text:span text:style-name="T3">The Cancer Atlas</text:span></text:p>
          </draw:text-box>
        </draw:frame>
        <draw:frame draw:style-name="gr1" draw:text-style-name="P2" draw:layer="layout" svg:width="0.929cm" svg:height="0.446cm" svg:x="11.872cm" svg:y="12.88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339cm" svg:height="0.446cm" svg:x="11.852cm" svg:y="13.653cm">
          <draw:text-box>
            <text:p text:style-name="P1"><text:span text:style-name="T5">//</text:span><text:span text:style-name="T5">canceratlas.cance</text:span><text:span text:style-name="T5">r.org/data/#?</text:span></text:p>
          </draw:text-box>
        </draw:frame>
        <draw:frame draw:style-name="gr1" draw:text-style-name="P2" draw:layer="layout" svg:width="6.432cm" svg:height="0.446cm" svg:x="11.862cm" svg:y="14.427cm">
          <draw:text-box>
            <text:p text:style-name="P1"><text:span text:style-name="T5">view=map&amp;metri</text:span><text:span text:style-name="T5">c=INCID_ALL_M</text:span></text:p>
          </draw:text-box>
        </draw:frame>
        <draw:frame draw:style-name="gr1" draw:text-style-name="P2" draw:layer="layout" svg:width="0.384cm" svg:height="0.384cm" svg:x="3.678cm" svg:y="15.278cm">
          <draw:text-box>
            <text:p text:style-name="P1"><text:span text:style-name="T3">5</text:span></text:p>
          </draw:text-box>
        </draw:frame>
        <draw:frame draw:style-name="gr1" draw:text-style-name="P2" draw:layer="layout" svg:width="3.461cm" svg:height="0.384cm" svg:x="4.85cm" svg:y="15.278cm">
          <draw:text-box>
            <text:p text:style-name="P1"><text:span text:style-name="T3">Global Cancer Map</text:span></text:p>
          </draw:text-box>
        </draw:frame>
        <draw:frame draw:style-name="gr1" draw:text-style-name="P2" draw:layer="layout" svg:width="5.607cm" svg:height="0.446cm" svg:x="11.872cm" svg:y="15.2cm">
          <draw:text-box>
            <text:p text:style-name="P1"><text:span text:style-name="T5">http://</text:span><text:span text:style-name="T5">globalcancermap.</text:span><text:span text:style-name="T5">com/</text:span></text:p>
          </draw:text-box>
        </draw:frame>
        <draw:frame draw:style-name="gr1" draw:text-style-name="P2" draw:layer="layout" svg:width="0.384cm" svg:height="0.384cm" svg:x="3.678cm" svg:y="16.051cm">
          <draw:text-box>
            <text:p text:style-name="P1"><text:span text:style-name="T3">6</text:span></text:p>
          </draw:text-box>
        </draw:frame>
        <draw:frame draw:style-name="gr1" draw:text-style-name="P2" draw:layer="layout" svg:width="6.691cm" svg:height="0.384cm" svg:x="4.85cm" svg:y="16.051cm">
          <draw:text-box>
            <text:p text:style-name="P1"><text:span text:style-name="T3">Spatio-Temporal </text:span><text:span text:style-name="T3">Atlas of Mortality </text:span><text:span text:style-name="T3">in</text:span></text:p>
          </draw:text-box>
        </draw:frame>
        <draw:frame draw:style-name="gr1" draw:text-style-name="P2" draw:layer="layout" svg:width="3.964cm" svg:height="0.384cm" svg:x="4.85cm" svg:y="16.825cm">
          <draw:text-box>
            <text:p text:style-name="P1"><text:span text:style-name="T3">Comunitat </text:span><text:span text:style-name="T3">Valenciana</text:span></text:p>
          </draw:text-box>
        </draw:frame>
        <draw:frame draw:style-name="gr1" draw:text-style-name="P2" draw:layer="layout" svg:width="6.543cm" svg:height="0.446cm" svg:x="11.872cm" svg:y="15.973cm">
          <draw:text-box>
            <text:p text:style-name="P1"><text:span text:style-name="T5">http://</text:span><text:span text:style-name="T5">www.geeitema.or</text:span><text:span text:style-name="T5">g/AtlasET/</text:span></text:p>
          </draw:text-box>
        </draw:frame>
        <draw:frame draw:style-name="gr1" draw:text-style-name="P2" draw:layer="layout" svg:width="3.685cm" svg:height="0.446cm" svg:x="11.872cm" svg:y="16.747cm">
          <draw:text-box>
            <text:p text:style-name="P1"><text:span text:style-name="T5">index.jsp?</text:span><text:span text:style-name="T5">idioma=I</text:span></text:p>
          </draw:text-box>
        </draw:frame>
        <draw:frame draw:style-name="gr1" draw:text-style-name="P2" draw:layer="layout" svg:width="0.384cm" svg:height="0.384cm" svg:x="3.678cm" svg:y="17.598cm">
          <draw:text-box>
            <text:p text:style-name="P1"><text:span text:style-name="T3">7</text:span></text:p>
          </draw:text-box>
        </draw:frame>
        <draw:frame draw:style-name="gr1" draw:text-style-name="P2" draw:layer="layout" svg:width="6.098cm" svg:height="0.384cm" svg:x="4.85cm" svg:y="17.598cm">
          <draw:text-box>
            <text:p text:style-name="P1"><text:span text:style-name="T3">United States </text:span><text:span text:style-name="T3">Cancer Statistics: </text:span><text:span text:style-name="T3">An</text:span></text:p>
          </draw:text-box>
        </draw:frame>
        <draw:frame draw:style-name="gr1" draw:text-style-name="P2" draw:layer="layout" svg:width="6.411cm" svg:height="0.384cm" svg:x="4.85cm" svg:y="18.371cm">
          <draw:text-box>
            <text:p text:style-name="P1"><text:span text:style-name="T3">Interactive Cancer </text:span><text:span text:style-name="T3">Statistics Website</text:span></text:p>
          </draw:text-box>
        </draw:frame>
        <draw:frame draw:style-name="gr1" draw:text-style-name="P2" draw:layer="layout" svg:width="6.394cm" svg:height="0.446cm" svg:x="11.872cm" svg:y="17.52cm">
          <draw:text-box>
            <text:p text:style-name="P1"><text:span text:style-name="T5">https://</text:span><text:span text:style-name="T5">nccd.cdc.gov/</text:span><text:span text:style-name="T5">DCPC_INCA/</text:span></text:p>
          </draw:text-box>
        </draw:frame>
        <draw:frame draw:style-name="gr1" draw:text-style-name="P2" draw:layer="layout" svg:width="0.384cm" svg:height="0.384cm" svg:x="3.678cm" svg:y="19.145cm">
          <draw:text-box>
            <text:p text:style-name="P1"><text:span text:style-name="T3">8</text:span></text:p>
          </draw:text-box>
        </draw:frame>
        <draw:frame draw:style-name="gr1" draw:text-style-name="P2" draw:layer="layout" svg:width="2.762cm" svg:height="0.384cm" svg:x="4.85cm" svg:y="19.145cm">
          <draw:text-box>
            <text:p text:style-name="P1"><text:span text:style-name="T3">MapNH Health</text:span></text:p>
          </draw:text-box>
        </draw:frame>
        <draw:frame draw:style-name="gr1" draw:text-style-name="P2" draw:layer="layout" svg:width="5.721cm" svg:height="0.446cm" svg:x="11.872cm" svg:y="19.067cm">
          <draw:text-box>
            <text:p text:style-name="P1"><text:span text:style-name="T5">http://</text:span><text:span text:style-name="T5">www.mapnhhealt</text:span><text:span text:style-name="T5">h.org/</text:span></text:p>
          </draw:text-box>
        </draw:frame>
        <draw:frame draw:style-name="gr1" draw:text-style-name="P2" draw:layer="layout" svg:width="0.384cm" svg:height="0.384cm" svg:x="3.678cm" svg:y="19.918cm">
          <draw:text-box>
            <text:p text:style-name="P1"><text:span text:style-name="T3">9</text:span></text:p>
          </draw:text-box>
        </draw:frame>
        <draw:frame draw:style-name="gr1" draw:text-style-name="P2" draw:layer="layout" svg:width="4.489cm" svg:height="0.384cm" svg:x="4.85cm" svg:y="19.918cm">
          <draw:text-box>
            <text:p text:style-name="P1"><text:span text:style-name="T3">Pensylvania Cancer </text:span><text:span text:style-name="T3">Atlas</text:span></text:p>
          </draw:text-box>
        </draw:frame>
        <draw:frame draw:style-name="gr1" draw:text-style-name="P2" draw:layer="layout" svg:width="5.692cm" svg:height="0.446cm" svg:x="11.872cm" svg:y="19.84cm">
          <draw:text-box>
            <text:p text:style-name="P1"><text:span text:style-name="T5">http://</text:span><text:span text:style-name="T5">www.geovista.psu</text:span><text:span text:style-name="T5">.edu/</text:span></text:p>
          </draw:text-box>
        </draw:frame>
        <draw:frame draw:style-name="gr1" draw:text-style-name="P2" draw:layer="layout" svg:width="2.339cm" svg:height="0.446cm" svg:x="11.872cm" svg:y="20.614cm">
          <draw:text-box>
            <text:p text:style-name="P1"><text:span text:style-name="T5">grants/CDC/</text:span></text:p>
          </draw:text-box>
        </draw:frame>
        <draw:frame draw:style-name="gr1" draw:text-style-name="P2" draw:layer="layout" svg:width="0.391cm" svg:height="0.384cm" svg:x="3.678cm" svg:y="21.465cm">
          <draw:text-box>
            <text:p text:style-name="P1"><text:span text:style-name="T3">10</text:span></text:p>
          </draw:text-box>
        </draw:frame>
        <draw:frame draw:style-name="gr1" draw:text-style-name="P2" draw:layer="layout" svg:width="6.543cm" svg:height="0.384cm" svg:x="4.85cm" svg:y="21.465cm">
          <draw:text-box>
            <text:p text:style-name="P1"><text:span text:style-name="T3">NCI Geoviewer </text:span><text:span text:style-name="T3">(NIH GIS </text:span><text:span text:style-name="T3">Resources</text:span></text:p>
          </draw:text-box>
        </draw:frame>
        <draw:frame draw:style-name="gr1" draw:text-style-name="P2" draw:layer="layout" svg:width="3.71cm" svg:height="0.384cm" svg:x="4.85cm" svg:y="22.238cm">
          <draw:text-box>
            <text:p text:style-name="P1"><text:span text:style-name="T3">for Cancer </text:span><text:span text:style-name="T3">Research)</text:span></text:p>
          </draw:text-box>
        </draw:frame>
        <draw:frame draw:style-name="gr1" draw:text-style-name="P2" draw:layer="layout" svg:width="1.128cm" svg:height="0.446cm" svg:x="11.872cm" svg:y="21.387cm">
          <draw:text-box>
            <text:p text:style-name="P1"><text:span text:style-name="T5">https:</text:span></text:p>
          </draw:text-box>
        </draw:frame>
        <draw:frame draw:style-name="gr1" draw:text-style-name="P2" draw:layer="layout" svg:width="5.332cm" svg:height="0.446cm" svg:x="11.852cm" svg:y="22.16cm">
          <draw:text-box>
            <text:p text:style-name="P1"><text:span text:style-name="T5">//gis.cancer.gov/</text:span><text:span text:style-name="T5">geoviewer/</text:span></text:p>
          </draw:text-box>
        </draw:frame>
        <draw:frame draw:style-name="gr1" draw:text-style-name="P2" draw:layer="layout" svg:width="0.391cm" svg:height="0.384cm" svg:x="3.678cm" svg:y="23.012cm">
          <draw:text-box>
            <text:p text:style-name="P1"><text:span text:style-name="T3">11</text:span></text:p>
          </draw:text-box>
        </draw:frame>
        <draw:frame draw:style-name="gr1" draw:text-style-name="P2" draw:layer="layout" svg:width="2.292cm" svg:height="0.384cm" svg:x="4.85cm" svg:y="23.012cm">
          <draw:text-box>
            <text:p text:style-name="P1"><text:span text:style-name="T3">Longer Lives</text:span></text:p>
          </draw:text-box>
        </draw:frame>
        <draw:frame draw:style-name="gr1" draw:text-style-name="P2" draw:layer="layout" svg:width="2.716cm" svg:height="0.384cm" svg:x="11.872cm" svg:y="23.012cm">
          <draw:text-box>
            <text:p text:style-name="P1"><text:span text:style-name="T3">Healthier Lives</text:span></text:p>
          </draw:text-box>
        </draw:frame>
        <draw:frame draw:style-name="gr1" draw:text-style-name="P2" draw:layer="layout" svg:width="0.391cm" svg:height="0.384cm" svg:x="3.678cm" svg:y="23.785cm">
          <draw:text-box>
            <text:p text:style-name="P1"><text:span text:style-name="T3">12</text:span></text:p>
          </draw:text-box>
        </draw:frame>
        <draw:frame draw:style-name="gr1" draw:text-style-name="P2" draw:layer="layout" svg:width="5.734cm" svg:height="0.384cm" svg:x="4.85cm" svg:y="23.785cm">
          <draw:text-box>
            <text:p text:style-name="P1"><text:span text:style-name="T3">Lung Cancer Map - </text:span><text:span text:style-name="T3">Global Lung</text:span></text:p>
          </draw:text-box>
        </draw:frame>
        <draw:frame draw:style-name="gr1" draw:text-style-name="P2" draw:layer="layout" svg:width="2.974cm" svg:height="0.384cm" svg:x="4.85cm" svg:y="24.558cm">
          <draw:text-box>
            <text:p text:style-name="P1"><text:span text:style-name="T3">Cancer Coalition</text:span></text:p>
          </draw:text-box>
        </draw:frame>
        <draw:frame draw:style-name="gr1" draw:text-style-name="P2" draw:layer="layout" svg:width="6.157cm" svg:height="0.446cm" svg:x="11.872cm" svg:y="23.707cm">
          <draw:text-box>
            <text:p text:style-name="P1"><text:span text:style-name="T5">http://</text:span><text:span text:style-name="T5">www.lungcancerc</text:span><text:span text:style-name="T5">oalition.</text:span></text:p>
          </draw:text-box>
        </draw:frame>
        <draw:line draw:style-name="gr2" draw:text-style-name="P3" draw:layer="layout" svg:x1="3.5cm" svg:y1="27.107cm" svg:x2="18.5cm" svg:y2="27.107cm">
          <text:p/>
        </draw:line>
        <draw:frame draw:style-name="gr1" draw:text-style-name="P2" draw:layer="layout" svg:width="2.212cm" svg:height="0.446cm" svg:x="11.872cm" svg:y="24.481cm">
          <draw:text-box>
            <text:p text:style-name="P1"><text:span text:style-name="T5">org/e-atlas/</text:span></text:p>
          </draw:text-box>
        </draw:frame>
        <draw:frame draw:style-name="gr6" draw:text-style-name="P5" draw:layer="layout" svg:width="0.777cm" svg:height="0.509cm" svg:x="17.731cm" svg:y="27.421cm">
          <draw:text-box>
            <text:p text:style-name="P1"><text:span text:style-name="T6">139</text:span></text:p>
          </draw:text-box>
        </draw:frame>
      </draw:page>
      <draw:page draw:name="page2" draw:style-name="dp1" draw:master-page-name="master-page417">
        <draw:frame draw:style-name="gr1" draw:text-style-name="P2" draw:layer="layout" svg:width="1.987cm" svg:height="0.386cm" svg:x="2.489cm" svg:y="1.635cm">
          <draw:text-box>
            <text:p text:style-name="P1"><text:span text:style-name="T1">APPENDIX B.</text:span></text:p>
          </draw:text-box>
        </draw:frame>
        <draw:line draw:style-name="gr2" draw:text-style-name="P3" draw:layer="layout" svg:x1="2.499cm" svg:y1="2.074cm" svg:x2="17.5cm" svg:y2="2.074cm">
          <text:p/>
        </draw:line>
        <draw:line draw:style-name="gr4" draw:text-style-name="P3" draw:layer="layout" svg:x1="2.678cm" svg:y1="2.961cm" svg:x2="17.321cm" svg:y2="2.961cm">
          <text:p/>
        </draw:line>
        <draw:frame draw:style-name="gr1" draw:text-style-name="P2" draw:layer="layout" svg:width="10.132cm" svg:height="0.386cm" svg:x="4.646cm" svg:y="1.635cm">
          <draw:text-box>
            <text:p text:style-name="P1"><text:span text:style-name="T1">APPENDIX: RESEARCH </text:span><text:span text:style-name="T1">ACITIVITY 1. A - GREY </text:span><text:span text:style-name="T1">LITERATURE REVIEW</text:span></text:p>
          </draw:text-box>
        </draw:frame>
        <draw:frame draw:style-name="gr1" draw:text-style-name="P2" draw:layer="layout" svg:width="0.713cm" svg:height="0.384cm" svg:x="2.678cm" svg:y="3.346cm">
          <draw:text-box>
            <text:p text:style-name="P1"><text:span text:style-name="T3">Key</text:span></text:p>
          </draw:text-box>
        </draw:frame>
        <draw:frame draw:style-name="gr1" draw:text-style-name="P2" draw:layer="layout" svg:width="1.75cm" svg:height="0.384cm" svg:x="3.85cm" svg:y="3.346cm">
          <draw:text-box>
            <text:p text:style-name="P1"><text:span text:style-name="T3">Map Title</text:span></text:p>
          </draw:text-box>
        </draw:frame>
        <draw:line draw:style-name="gr5" draw:text-style-name="P3" draw:layer="layout" svg:x1="2.678cm" svg:y1="3.933cm" svg:x2="17.321cm" svg:y2="3.933cm">
          <text:p/>
        </draw:line>
        <draw:frame draw:style-name="gr1" draw:text-style-name="P2" draw:layer="layout" svg:width="0.819cm" svg:height="0.384cm" svg:x="10.872cm" svg:y="3.346cm">
          <draw:text-box>
            <text:p text:style-name="P1"><text:span text:style-name="T3">URL</text:span></text:p>
          </draw:text-box>
        </draw:frame>
        <draw:frame draw:style-name="gr1" draw:text-style-name="P2" draw:layer="layout" svg:width="0.391cm" svg:height="0.384cm" svg:x="2.678cm" svg:y="4.313cm">
          <draw:text-box>
            <text:p text:style-name="P1"><text:span text:style-name="T3">13</text:span></text:p>
          </draw:text-box>
        </draw:frame>
        <draw:frame draw:style-name="gr1" draw:text-style-name="P2" draw:layer="layout" svg:width="6.407cm" svg:height="0.384cm" svg:x="3.85cm" svg:y="4.313cm">
          <draw:text-box>
            <text:p text:style-name="P1"><text:span text:style-name="T3">Environmental </text:span><text:span text:style-name="T3">Facilities and </text:span><text:span text:style-name="T3">Cancer</text:span></text:p>
          </draw:text-box>
        </draw:frame>
        <draw:frame draw:style-name="gr1" draw:text-style-name="P2" draw:layer="layout" svg:width="1.636cm" svg:height="0.384cm" svg:x="3.85cm" svg:y="5.086cm">
          <draw:text-box>
            <text:p text:style-name="P1"><text:span text:style-name="T3">Mapping</text:span></text:p>
          </draw:text-box>
        </draw:frame>
        <draw:frame draw:style-name="gr1" draw:text-style-name="P2" draw:layer="layout" svg:width="5.226cm" svg:height="0.446cm" svg:x="10.872cm" svg:y="4.235cm">
          <draw:text-box>
            <text:p text:style-name="P1"><text:span text:style-name="T5">https://</text:span><text:span text:style-name="T5">apps.health.ny.go</text:span><text:span text:style-name="T5">v/</text:span></text:p>
          </draw:text-box>
        </draw:frame>
        <draw:frame draw:style-name="gr1" draw:text-style-name="P2" draw:layer="layout" svg:width="6.284cm" svg:height="0.446cm" svg:x="10.872cm" svg:y="5.008cm">
          <draw:text-box>
            <text:p text:style-name="P1"><text:span text:style-name="T5">statistics/cancer/</text:span><text:span text:style-name="T5">environmental_</text:span></text:p>
          </draw:text-box>
        </draw:frame>
        <draw:frame draw:style-name="gr1" draw:text-style-name="P2" draw:layer="layout" svg:width="4.553cm" svg:height="0.446cm" svg:x="10.872cm" svg:y="5.782cm">
          <draw:text-box>
            <text:p text:style-name="P1"><text:span text:style-name="T5">facilities/mapping/</text:span><text:span text:style-name="T5">map/</text:span></text:p>
          </draw:text-box>
        </draw:frame>
        <draw:frame draw:style-name="gr1" draw:text-style-name="P2" draw:layer="layout" svg:width="0.391cm" svg:height="0.384cm" svg:x="2.678cm" svg:y="6.633cm">
          <draw:text-box>
            <text:p text:style-name="P1"><text:span text:style-name="T3">14</text:span></text:p>
          </draw:text-box>
        </draw:frame>
        <draw:frame draw:style-name="gr1" draw:text-style-name="P2" draw:layer="layout" svg:width="6.674cm" svg:height="0.384cm" svg:x="3.85cm" svg:y="6.633cm">
          <draw:text-box>
            <text:p text:style-name="P1"><text:span text:style-name="T3">An Atlas of Cancer </text:span><text:span text:style-name="T3">in South Australia</text:span></text:p>
          </draw:text-box>
        </draw:frame>
        <draw:frame draw:style-name="gr1" draw:text-style-name="P2" draw:layer="layout" svg:width="5.687cm" svg:height="0.446cm" svg:x="10.872cm" svg:y="6.555cm">
          <draw:text-box>
            <text:p text:style-name="P1"><text:span text:style-name="T5">https://</text:span><text:span text:style-name="T5">www.cancersa.org</text:span><text:span text:style-name="T5">.au/</text:span></text:p>
          </draw:text-box>
        </draw:frame>
        <draw:frame draw:style-name="gr1" draw:text-style-name="P2" draw:layer="layout" svg:width="6.53cm" svg:height="0.446cm" svg:x="10.872cm" svg:y="7.329cm">
          <draw:text-box>
            <text:p text:style-name="P1"><text:span text:style-name="T5">assets/images/</text:span><text:span text:style-name="T5">pdfs/An%20Atlas</text:span><text:span text:style-name="T5">%</text:span></text:p>
          </draw:text-box>
        </draw:frame>
        <draw:frame draw:style-name="gr1" draw:text-style-name="P2" draw:layer="layout" svg:width="6.631cm" svg:height="0.446cm" svg:x="10.872cm" svg:y="8.102cm">
          <draw:text-box>
            <text:p text:style-name="P1"><text:span text:style-name="T5">20of%20Cancer</text:span><text:span text:style-name="T5">%20in%20South</text:span><text:span text:style-name="T5">%</text:span></text:p>
          </draw:text-box>
        </draw:frame>
        <draw:frame draw:style-name="gr1" draw:text-style-name="P2" draw:layer="layout" svg:width="6.995cm" svg:height="0.446cm" svg:x="10.872cm" svg:y="8.875cm">
          <draw:text-box>
            <text:p text:style-name="P1"><text:span text:style-name="T5">20Australia%20-</text:span><text:span text:style-name="T5">%20Full</text:span><text:span text:style-name="T5">%20Report.</text:span></text:p>
          </draw:text-box>
        </draw:frame>
        <draw:frame draw:style-name="gr1" draw:text-style-name="P2" draw:layer="layout" svg:width="0.629cm" svg:height="0.446cm" svg:x="10.872cm" svg:y="9.649cm">
          <draw:text-box>
            <text:p text:style-name="P1"><text:span text:style-name="T5">pdf</text:span></text:p>
          </draw:text-box>
        </draw:frame>
        <draw:frame draw:style-name="gr1" draw:text-style-name="P2" draw:layer="layout" svg:width="0.391cm" svg:height="0.384cm" svg:x="2.678cm" svg:y="10.5cm">
          <draw:text-box>
            <text:p text:style-name="P1"><text:span text:style-name="T3">15</text:span></text:p>
          </draw:text-box>
        </draw:frame>
        <draw:frame draw:style-name="gr1" draw:text-style-name="P2" draw:layer="layout" svg:width="5.179cm" svg:height="0.384cm" svg:x="3.85cm" svg:y="10.5cm">
          <draw:text-box>
            <text:p text:style-name="P1"><text:span text:style-name="T3">Bowel Cancer </text:span><text:span text:style-name="T3">Australia Atlas</text:span></text:p>
          </draw:text-box>
        </draw:frame>
        <draw:frame draw:style-name="gr1" draw:text-style-name="P2" draw:layer="layout" svg:width="6.517cm" svg:height="0.446cm" svg:x="10.872cm" svg:y="10.422cm">
          <draw:text-box>
            <text:p text:style-name="P1"><text:span text:style-name="T5">http://</text:span><text:span text:style-name="T5">www.bowelcancer</text:span><text:span text:style-name="T5">atlas.org/</text:span></text:p>
          </draw:text-box>
        </draw:frame>
        <draw:frame draw:style-name="gr1" draw:text-style-name="P2" draw:layer="layout" svg:width="0.391cm" svg:height="0.384cm" svg:x="2.678cm" svg:y="11.273cm">
          <draw:text-box>
            <text:p text:style-name="P1"><text:span text:style-name="T3">16</text:span></text:p>
          </draw:text-box>
        </draw:frame>
        <draw:frame draw:style-name="gr1" draw:text-style-name="P2" draw:layer="layout" svg:width="5.755cm" svg:height="0.384cm" svg:x="3.85cm" svg:y="11.273cm">
          <draw:text-box>
            <text:p text:style-name="P1"><text:span text:style-name="T3">Epidemiologisches </text:span><text:span text:style-name="T3">krebsregister</text:span></text:p>
          </draw:text-box>
        </draw:frame>
        <draw:frame draw:style-name="gr1" draw:text-style-name="P2" draw:layer="layout" svg:width="3.626cm" svg:height="0.384cm" svg:x="3.85cm" svg:y="12.047cm">
          <draw:text-box>
            <text:p text:style-name="P1"><text:span text:style-name="T3">Nordhein-</text:span><text:span text:style-name="T3">Westfalen</text:span></text:p>
          </draw:text-box>
        </draw:frame>
        <draw:frame draw:style-name="gr1" draw:text-style-name="P2" draw:layer="layout" svg:width="6.382cm" svg:height="0.446cm" svg:x="10.872cm" svg:y="11.195cm">
          <draw:text-box>
            <text:p text:style-name="P1"><text:span text:style-name="T5">http://</text:span><text:span text:style-name="T5">www.krebsregiste</text:span><text:span text:style-name="T5">r.nrw.de/</text:span></text:p>
          </draw:text-box>
        </draw:frame>
        <draw:frame draw:style-name="gr1" draw:text-style-name="P2" draw:layer="layout" svg:width="3.537cm" svg:height="0.446cm" svg:x="10.872cm" svg:y="11.969cm">
          <draw:text-box>
            <text:p text:style-name="P1"><text:span text:style-name="T5">index.php?</text:span><text:span text:style-name="T5">id=116</text:span></text:p>
          </draw:text-box>
        </draw:frame>
        <draw:frame draw:style-name="gr1" draw:text-style-name="P2" draw:layer="layout" svg:width="0.391cm" svg:height="0.384cm" svg:x="2.678cm" svg:y="12.82cm">
          <draw:text-box>
            <text:p text:style-name="P1"><text:span text:style-name="T3">17</text:span></text:p>
          </draw:text-box>
        </draw:frame>
        <draw:frame draw:style-name="gr1" draw:text-style-name="P2" draw:layer="layout" svg:width="6.191cm" svg:height="0.384cm" svg:x="3.85cm" svg:y="12.82cm">
          <draw:text-box>
            <text:p text:style-name="P1"><text:span text:style-name="T3">Helseatlas - </text:span><text:span text:style-name="T3">Dagkirurgi, 2011 - </text:span><text:span text:style-name="T3">2013</text:span></text:p>
          </draw:text-box>
        </draw:frame>
        <draw:frame draw:style-name="gr1" draw:text-style-name="P2" draw:layer="layout" svg:width="3.042cm" svg:height="0.384cm" svg:x="3.837cm" svg:y="13.593cm">
          <draw:text-box>
            <text:p text:style-name="P1"><text:span text:style-name="T3">(Skulderkirurgi)</text:span></text:p>
          </draw:text-box>
        </draw:frame>
        <draw:frame draw:style-name="gr1" draw:text-style-name="P2" draw:layer="layout" svg:width="5.04cm" svg:height="0.446cm" svg:x="10.872cm" svg:y="12.742cm">
          <draw:text-box>
            <text:p text:style-name="P1"><text:span text:style-name="T5">http://www.helse-</text:span><text:span text:style-name="T5">nord.no/</text:span></text:p>
          </draw:text-box>
        </draw:frame>
        <draw:frame draw:style-name="gr1" draw:text-style-name="P2" draw:layer="layout" svg:width="4.024cm" svg:height="0.446cm" svg:x="10.872cm" svg:y="13.516cm">
          <draw:text-box>
            <text:p text:style-name="P1"><text:span text:style-name="T5">helseatlas/</text:span><text:span text:style-name="T5">atlas.html</text:span></text:p>
          </draw:text-box>
        </draw:frame>
        <draw:frame draw:style-name="gr1" draw:text-style-name="P2" draw:layer="layout" svg:width="0.391cm" svg:height="0.384cm" svg:x="2.678cm" svg:y="14.367cm">
          <draw:text-box>
            <text:p text:style-name="P1"><text:span text:style-name="T3">18</text:span></text:p>
          </draw:text-box>
        </draw:frame>
        <draw:frame draw:style-name="gr1" draw:text-style-name="P2" draw:layer="layout" svg:width="5.742cm" svg:height="0.384cm" svg:x="3.85cm" svg:y="14.367cm">
          <draw:text-box>
            <text:p text:style-name="P1"><text:span text:style-name="T3">Cancer Incidence in </text:span><text:span text:style-name="T3">Switzerland</text:span></text:p>
          </draw:text-box>
        </draw:frame>
        <draw:frame draw:style-name="gr1" draw:text-style-name="P2" draw:layer="layout" svg:width="4.104cm" svg:height="0.446cm" svg:x="10.872cm" svg:y="14.289cm">
          <draw:text-box>
            <text:p text:style-name="P1"><text:span text:style-name="T5">http://</text:span><text:span text:style-name="T5">www.nicer.org/</text:span></text:p>
          </draw:text-box>
        </draw:frame>
        <draw:frame draw:style-name="gr1" draw:text-style-name="P2" draw:layer="layout" svg:width="5.323cm" svg:height="0.446cm" svg:x="10.872cm" svg:y="15.062cm">
          <draw:text-box>
            <text:p text:style-name="P1"><text:span text:style-name="T5">NicerReportFiles2</text:span><text:span text:style-name="T5">015-2/EN/</text:span></text:p>
          </draw:text-box>
        </draw:frame>
        <draw:frame draw:style-name="gr1" draw:text-style-name="P2" draw:layer="layout" svg:width="3.253cm" svg:height="0.446cm" svg:x="10.872cm" svg:y="15.836cm">
          <draw:text-box>
            <text:p text:style-name="P1"><text:span text:style-name="T5">report/atlas.html</text:span></text:p>
          </draw:text-box>
        </draw:frame>
        <draw:frame draw:style-name="gr1" draw:text-style-name="P2" draw:layer="layout" svg:width="1.822cm" svg:height="0.384cm" svg:x="14.253cm" svg:y="15.913cm">
          <draw:text-box>
            <text:p text:style-name="P1"><text:span text:style-name="T3">?&amp;geog=0</text:span></text:p>
          </draw:text-box>
        </draw:frame>
        <draw:frame draw:style-name="gr1" draw:text-style-name="P2" draw:layer="layout" svg:width="0.391cm" svg:height="0.384cm" svg:x="2.678cm" svg:y="16.687cm">
          <draw:text-box>
            <text:p text:style-name="P1"><text:span text:style-name="T3">19</text:span></text:p>
          </draw:text-box>
        </draw:frame>
        <draw:frame draw:style-name="gr1" draw:text-style-name="P2" draw:layer="layout" svg:width="5.361cm" svg:height="0.384cm" svg:x="3.85cm" svg:y="16.687cm">
          <draw:text-box>
            <text:p text:style-name="P1"><text:span text:style-name="T3">Age Adjusted </text:span><text:span text:style-name="T3">Invasive Cancer</text:span></text:p>
          </draw:text-box>
        </draw:frame>
        <draw:frame draw:style-name="gr1" draw:text-style-name="P2" draw:layer="layout" svg:width="5.285cm" svg:height="0.384cm" svg:x="3.85cm" svg:y="17.46cm">
          <draw:text-box>
            <text:p text:style-name="P1"><text:span text:style-name="T3">Incidence Rate: All </text:span><text:span text:style-name="T3">Sites: 2011</text:span></text:p>
          </draw:text-box>
        </draw:frame>
        <draw:frame draw:style-name="gr1" draw:text-style-name="P2" draw:layer="layout" svg:width="4.671cm" svg:height="0.384cm" svg:x="3.837cm" svg:y="18.234cm">
          <draw:text-box>
            <text:p text:style-name="P1"><text:span text:style-name="T3">(experimental </text:span><text:span text:style-name="T3">dashboard)</text:span></text:p>
          </draw:text-box>
        </draw:frame>
        <draw:frame draw:style-name="gr1" draw:text-style-name="P2" draw:layer="layout" svg:width="0.929cm" svg:height="0.446cm" svg:x="10.872cm" svg:y="16.609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31cm" svg:height="0.446cm" svg:x="10.852cm" svg:y="17.382cm">
          <draw:text-box>
            <text:p text:style-name="P1"><text:span text:style-name="T5">//</text:span><text:span text:style-name="T5">mcriaweb.col.miss</text:span><text:span text:style-name="T5">ouri.edu/IAS/</text:span></text:p>
          </draw:text-box>
        </draw:frame>
        <draw:frame draw:style-name="gr1" draw:text-style-name="P2" draw:layer="layout" svg:width="6.136cm" svg:height="0.446cm" svg:x="10.872cm" svg:y="18.156cm">
          <draw:text-box>
            <text:p text:style-name="P1"><text:span text:style-name="T5">dataviews/report?</text:span><text:span text:style-name="T5">reportId=13&amp;</text:span></text:p>
          </draw:text-box>
        </draw:frame>
        <draw:frame draw:style-name="gr1" draw:text-style-name="P2" draw:layer="layout" svg:width="7.55cm" svg:height="0.446cm" svg:x="10.862cm" svg:y="18.929cm">
          <draw:text-box>
            <text:p text:style-name="P1"><text:span text:style-name="T5">viewId=3&amp;geoRe</text:span><text:span text:style-name="T5">portId=62&amp;geoId</text:span><text:span text:style-name="T5">=1&amp;</text:span></text:p>
          </draw:text-box>
        </draw:frame>
        <draw:frame draw:style-name="gr1" draw:text-style-name="P2" draw:layer="layout" svg:width="2.407cm" svg:height="0.446cm" svg:x="10.872cm" svg:y="19.703cm">
          <draw:text-box>
            <text:p text:style-name="P1"><text:span text:style-name="T5">geoSubsetId</text:span></text:p>
          </draw:text-box>
        </draw:frame>
        <draw:frame draw:style-name="gr1" draw:text-style-name="P2" draw:layer="layout" svg:width="0.384cm" svg:height="0.384cm" svg:x="13.059cm" svg:y="19.78cm">
          <draw:text-box>
            <text:p text:style-name="P1"><text:span text:style-name="T3">=</text:span></text:p>
          </draw:text-box>
        </draw:frame>
        <draw:frame draw:style-name="gr1" draw:text-style-name="P2" draw:layer="layout" svg:width="0.391cm" svg:height="0.384cm" svg:x="2.678cm" svg:y="20.554cm">
          <draw:text-box>
            <text:p text:style-name="P1"><text:span text:style-name="T3">20</text:span></text:p>
          </draw:text-box>
        </draw:frame>
        <draw:frame draw:style-name="gr1" draw:text-style-name="P2" draw:layer="layout" svg:width="5.615cm" svg:height="0.384cm" svg:x="3.85cm" svg:y="20.554cm">
          <draw:text-box>
            <text:p text:style-name="P1"><text:span text:style-name="T3">CINA+ Online </text:span><text:span text:style-name="T3">Cancer in North</text:span></text:p>
          </draw:text-box>
        </draw:frame>
        <draw:frame draw:style-name="gr1" draw:text-style-name="P2" draw:layer="layout" svg:width="1.479cm" svg:height="0.384cm" svg:x="3.835cm" svg:y="21.327cm">
          <draw:text-box>
            <text:p text:style-name="P1"><text:span text:style-name="T3">America</text:span></text:p>
          </draw:text-box>
        </draw:frame>
        <draw:frame draw:style-name="gr1" draw:text-style-name="P2" draw:layer="layout" svg:width="0.929cm" svg:height="0.446cm" svg:x="10.872cm" svg:y="20.476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157cm" svg:height="0.446cm" svg:x="10.852cm" svg:y="21.249cm">
          <draw:text-box>
            <text:p text:style-name="P1"><text:span text:style-name="T5">//www.cancer-</text:span><text:span text:style-name="T5">rates.info/naaccr/</text:span></text:p>
          </draw:text-box>
        </draw:frame>
        <draw:frame draw:style-name="gr1" draw:text-style-name="P2" draw:layer="layout" svg:width="0.391cm" svg:height="0.384cm" svg:x="2.678cm" svg:y="22.1cm">
          <draw:text-box>
            <text:p text:style-name="P1"><text:span text:style-name="T3">21</text:span></text:p>
          </draw:text-box>
        </draw:frame>
        <draw:frame draw:style-name="gr1" draw:text-style-name="P2" draw:layer="layout" svg:width="6.653cm" svg:height="0.384cm" svg:x="3.85cm" svg:y="22.1cm">
          <draw:text-box>
            <text:p text:style-name="P1"><text:span text:style-name="T3">The Environment </text:span><text:span text:style-name="T3">and Health Atlas of</text:span></text:p>
          </draw:text-box>
        </draw:frame>
        <draw:frame draw:style-name="gr1" draw:text-style-name="P2" draw:layer="layout" svg:width="3.423cm" svg:height="0.384cm" svg:x="3.85cm" svg:y="22.874cm">
          <draw:text-box>
            <text:p text:style-name="P1"><text:span text:style-name="T3">England and Wales</text:span></text:p>
          </draw:text-box>
        </draw:frame>
        <draw:frame draw:style-name="gr1" draw:text-style-name="P2" draw:layer="layout" svg:width="6.416cm" svg:height="0.446cm" svg:x="10.872cm" svg:y="22.023cm">
          <draw:text-box>
            <text:p text:style-name="P1"><text:span text:style-name="T5">http://</text:span><text:span text:style-name="T5">www.envhealthatl</text:span><text:span text:style-name="T5">as.co.uk/</text:span></text:p>
          </draw:text-box>
        </draw:frame>
        <draw:frame draw:style-name="gr1" draw:text-style-name="P2" draw:layer="layout" svg:width="2.229cm" svg:height="0.446cm" svg:x="10.872cm" svg:y="22.796cm">
          <draw:text-box>
            <text:p text:style-name="P1"><text:span text:style-name="T5">eha/Breast/</text:span></text:p>
          </draw:text-box>
        </draw:frame>
        <draw:frame draw:style-name="gr1" draw:text-style-name="P2" draw:layer="layout" svg:width="0.391cm" svg:height="0.384cm" svg:x="2.678cm" svg:y="23.647cm">
          <draw:text-box>
            <text:p text:style-name="P1"><text:span text:style-name="T3">22</text:span></text:p>
          </draw:text-box>
        </draw:frame>
        <draw:frame draw:style-name="gr1" draw:text-style-name="P2" draw:layer="layout" svg:width="3.156cm" svg:height="0.384cm" svg:x="3.85cm" svg:y="23.647cm">
          <draw:text-box>
            <text:p text:style-name="P1"><text:span text:style-name="T3">UK Cancer e-atlas</text:span></text:p>
          </draw:text-box>
        </draw:frame>
        <draw:frame draw:style-name="gr1" draw:text-style-name="P2" draw:layer="layout" svg:width="1.073cm" svg:height="0.384cm" svg:x="10.872cm" svg:y="23.647cm">
          <draw:text-box>
            <text:p text:style-name="P1"><text:span text:style-name="T3">NCIN</text:span></text:p>
          </draw:text-box>
        </draw:frame>
        <draw:frame draw:style-name="gr1" draw:text-style-name="P2" draw:layer="layout" svg:width="0.391cm" svg:height="0.384cm" svg:x="2.678cm" svg:y="24.421cm">
          <draw:text-box>
            <text:p text:style-name="P1"><text:span text:style-name="T3">23</text:span></text:p>
          </draw:text-box>
        </draw:frame>
        <draw:frame draw:style-name="gr7" draw:text-style-name="P2" draw:layer="layout" svg:width="6.856cm" svg:height="0.384cm" svg:x="3.85cm" svg:y="24.421cm">
          <draw:text-box>
            <text:p text:style-name="P1"><text:span text:style-name="T7">Map of Cancer </text:span><text:span text:style-name="T7">Mortality Rates in </text:span><text:span text:style-name="T7">Spain</text:span></text:p>
          </draw:text-box>
        </draw:frame>
        <draw:frame draw:style-name="gr1" draw:text-style-name="P2" draw:layer="layout" svg:width="0.929cm" svg:height="0.446cm" svg:x="10.872cm" svg:y="24.343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094cm" svg:height="0.446cm" svg:x="10.852cm" svg:y="25.116cm">
          <draw:text-box>
            <text:p text:style-name="P1"><text:span text:style-name="T5">//elpais.com/</text:span><text:span text:style-name="T5">elpais/</text:span><text:span text:style-name="T5">2014/10/06/</text:span></text:p>
          </draw:text-box>
        </draw:frame>
        <draw:line draw:style-name="gr2" draw:text-style-name="P3" draw:layer="layout" svg:x1="2.499cm" svg:y1="27.107cm" svg:x2="17.5cm" svg:y2="27.107cm">
          <text:p/>
        </draw:line>
        <draw:frame draw:style-name="gr1" draw:text-style-name="P2" draw:layer="layout" svg:width="6.462cm" svg:height="0.446cm" svg:x="10.872cm" svg:y="25.89cm">
          <draw:text-box>
            <text:p text:style-name="P1"><text:span text:style-name="T5">media/</text:span><text:span text:style-name="T5">1412612722_141</text:span><text:span text:style-name="T5">933.html</text:span></text:p>
          </draw:text-box>
        </draw:frame>
        <draw:frame draw:style-name="gr6" draw:text-style-name="P5" draw:layer="layout" svg:width="0.777cm" svg:height="0.509cm" svg:x="16.731cm" svg:y="27.421cm">
          <draw:text-box>
            <text:p text:style-name="P1"><text:span text:style-name="T6">140</text:span></text:p>
          </draw:text-box>
        </draw:frame>
      </draw:page>
      <draw:page draw:name="page3" draw:style-name="dp1" draw:master-page-name="master-page420">
        <draw:frame draw:style-name="gr1" draw:text-style-name="P2" draw:layer="layout" svg:width="1.987cm" svg:height="0.386cm" svg:x="3.489cm" svg:y="1.635cm">
          <draw:text-box>
            <text:p text:style-name="P1"><text:span text:style-name="T1">APPENDIX B.</text:span></text:p>
          </draw:text-box>
        </draw:frame>
        <draw:line draw:style-name="gr2" draw:text-style-name="P3" draw:layer="layout" svg:x1="3.5cm" svg:y1="2.074cm" svg:x2="18.5cm" svg:y2="2.074cm">
          <text:p/>
        </draw:line>
        <draw:line draw:style-name="gr4" draw:text-style-name="P3" draw:layer="layout" svg:x1="3.678cm" svg:y1="2.961cm" svg:x2="18.321cm" svg:y2="2.961cm">
          <text:p/>
        </draw:line>
        <draw:frame draw:style-name="gr1" draw:text-style-name="P2" draw:layer="layout" svg:width="10.132cm" svg:height="0.386cm" svg:x="5.646cm" svg:y="1.635cm">
          <draw:text-box>
            <text:p text:style-name="P1"><text:span text:style-name="T1">APPENDIX: RESEARCH </text:span><text:span text:style-name="T1">ACITIVITY 1. A - GREY </text:span><text:span text:style-name="T1">LITERATURE REVIEW</text:span></text:p>
          </draw:text-box>
        </draw:frame>
        <draw:frame draw:style-name="gr1" draw:text-style-name="P2" draw:layer="layout" svg:width="0.713cm" svg:height="0.384cm" svg:x="3.678cm" svg:y="3.346cm">
          <draw:text-box>
            <text:p text:style-name="P1"><text:span text:style-name="T3">Key</text:span></text:p>
          </draw:text-box>
        </draw:frame>
        <draw:frame draw:style-name="gr1" draw:text-style-name="P2" draw:layer="layout" svg:width="1.75cm" svg:height="0.384cm" svg:x="4.85cm" svg:y="3.346cm">
          <draw:text-box>
            <text:p text:style-name="P1"><text:span text:style-name="T3">Map Title</text:span></text:p>
          </draw:text-box>
        </draw:frame>
        <draw:line draw:style-name="gr5" draw:text-style-name="P3" draw:layer="layout" svg:x1="3.678cm" svg:y1="3.933cm" svg:x2="18.321cm" svg:y2="3.933cm">
          <text:p/>
        </draw:line>
        <draw:frame draw:style-name="gr1" draw:text-style-name="P2" draw:layer="layout" svg:width="0.819cm" svg:height="0.384cm" svg:x="11.872cm" svg:y="3.346cm">
          <draw:text-box>
            <text:p text:style-name="P1"><text:span text:style-name="T3">URL</text:span></text:p>
          </draw:text-box>
        </draw:frame>
        <draw:frame draw:style-name="gr1" draw:text-style-name="P2" draw:layer="layout" svg:width="0.391cm" svg:height="0.384cm" svg:x="3.678cm" svg:y="4.313cm">
          <draw:text-box>
            <text:p text:style-name="P1"><text:span text:style-name="T3">24</text:span></text:p>
          </draw:text-box>
        </draw:frame>
        <draw:frame draw:style-name="gr1" draw:text-style-name="P2" draw:layer="layout" svg:width="5.903cm" svg:height="0.384cm" svg:x="4.85cm" svg:y="4.313cm">
          <draw:text-box>
            <text:p text:style-name="P1"><text:span text:style-name="T3">The Florida </text:span><text:span text:style-name="T3">Prostate Cancer </text:span><text:span text:style-name="T3">Atlas</text:span></text:p>
          </draw:text-box>
        </draw:frame>
        <draw:frame draw:style-name="gr1" draw:text-style-name="P2" draw:layer="layout" svg:width="0.929cm" svg:height="0.446cm" svg:x="11.872cm" svg:y="4.235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305cm" svg:height="0.446cm" svg:x="11.852cm" svg:y="5.008cm">
          <draw:text-box>
            <text:p text:style-name="P1"><text:span text:style-name="T5">//</text:span><text:span text:style-name="T5">prostatecancerad</text:span><text:span text:style-name="T5">visorycouncil.</text:span></text:p>
          </draw:text-box>
        </draw:frame>
        <draw:frame draw:style-name="gr1" draw:text-style-name="P2" draw:layer="layout" svg:width="3.605cm" svg:height="0.446cm" svg:x="11.872cm" svg:y="5.782cm">
          <draw:text-box>
            <text:p text:style-name="P1"><text:span text:style-name="T5">org/</text:span><text:span text:style-name="T5">categorynews/</text:span></text:p>
          </draw:text-box>
        </draw:frame>
        <draw:frame draw:style-name="gr1" draw:text-style-name="P2" draw:layer="layout" svg:width="6.746cm" svg:height="0.446cm" svg:x="11.872cm" svg:y="6.555cm">
          <draw:text-box>
            <text:p text:style-name="P1"><text:span text:style-name="T5">florida-prostate-</text:span><text:span text:style-name="T5">cancer-atlas-</text:span><text:span text:style-name="T5">2014/</text:span></text:p>
          </draw:text-box>
        </draw:frame>
        <draw:frame draw:style-name="gr1" draw:text-style-name="P2" draw:layer="layout" svg:width="2.601cm" svg:height="0.446cm" svg:x="11.872cm" svg:y="7.329cm">
          <draw:text-box>
            <text:p text:style-name="P1"><text:span text:style-name="T5">#prettyPhoto</text:span></text:p>
          </draw:text-box>
        </draw:frame>
        <draw:frame draw:style-name="gr1" draw:text-style-name="P2" draw:layer="layout" svg:width="0.391cm" svg:height="0.384cm" svg:x="3.678cm" svg:y="8.18cm">
          <draw:text-box>
            <text:p text:style-name="P1"><text:span text:style-name="T3">25</text:span></text:p>
          </draw:text-box>
        </draw:frame>
        <draw:frame draw:style-name="gr1" draw:text-style-name="P2" draw:layer="layout" svg:width="5.412cm" svg:height="0.384cm" svg:x="4.85cm" svg:y="8.18cm">
          <draw:text-box>
            <text:p text:style-name="P1"><text:span text:style-name="T3">Atlas of Cancer in </text:span><text:span text:style-name="T3">Queensland</text:span></text:p>
          </draw:text-box>
        </draw:frame>
        <draw:frame draw:style-name="gr1" draw:text-style-name="P2" draw:layer="layout" svg:width="1.128cm" svg:height="0.446cm" svg:x="11.872cm" svg:y="8.102cm">
          <draw:text-box>
            <text:p text:style-name="P1"><text:span text:style-name="T5">https:</text:span></text:p>
          </draw:text-box>
        </draw:frame>
        <draw:frame draw:style-name="gr1" draw:text-style-name="P2" draw:layer="layout" svg:width="5.471cm" svg:height="0.446cm" svg:x="11.852cm" svg:y="8.875cm">
          <draw:text-box>
            <text:p text:style-name="P1"><text:span text:style-name="T5">//</text:span><text:span text:style-name="T5">cancerqld.org.au/</text:span><text:span text:style-name="T5">research/</text:span></text:p>
          </draw:text-box>
        </draw:frame>
        <draw:frame draw:style-name="gr1" draw:text-style-name="P2" draw:layer="layout" svg:width="5.67cm" svg:height="0.446cm" svg:x="11.872cm" svg:y="9.649cm">
          <draw:text-box>
            <text:p text:style-name="P1"><text:span text:style-name="T5">queensland-</text:span><text:span text:style-name="T5">cancer-statistics/</text:span></text:p>
          </draw:text-box>
        </draw:frame>
        <draw:frame draw:style-name="gr1" draw:text-style-name="P2" draw:layer="layout" svg:width="4.887cm" svg:height="0.446cm" svg:x="11.872cm" svg:y="10.422cm">
          <draw:text-box>
            <text:p text:style-name="P1"><text:span text:style-name="T5">queensland-</text:span><text:span text:style-name="T5">cancer-atlas/</text:span></text:p>
          </draw:text-box>
        </draw:frame>
        <draw:frame draw:style-name="gr1" draw:text-style-name="P2" draw:layer="layout" svg:width="0.391cm" svg:height="0.384cm" svg:x="3.678cm" svg:y="11.273cm">
          <draw:text-box>
            <text:p text:style-name="P1"><text:span text:style-name="T3">26</text:span></text:p>
          </draw:text-box>
        </draw:frame>
        <draw:frame draw:style-name="gr1" draw:text-style-name="P2" draw:layer="layout" svg:width="6.644cm" svg:height="0.384cm" svg:x="4.85cm" svg:y="11.273cm">
          <draw:text-box>
            <text:p text:style-name="P1"><text:span text:style-name="T3">Atlas of Childhood </text:span><text:span text:style-name="T3">Cancer in Ontario</text:span></text:p>
          </draw:text-box>
        </draw:frame>
        <draw:frame draw:style-name="gr1" draw:text-style-name="P2" draw:layer="layout" svg:width="3.922cm" svg:height="0.446cm" svg:x="11.872cm" svg:y="11.195cm">
          <draw:text-box>
            <text:p text:style-name="P1"><text:span text:style-name="T5">http://</text:span><text:span text:style-name="T5">www.pogo.ca/</text:span></text:p>
          </draw:text-box>
        </draw:frame>
        <draw:frame draw:style-name="gr1" draw:text-style-name="P2" draw:layer="layout" svg:width="4.993cm" svg:height="0.446cm" svg:x="11.872cm" svg:y="11.969cm">
          <draw:text-box>
            <text:p text:style-name="P1"><text:span text:style-name="T5">research-data/</text:span><text:span text:style-name="T5">pogo-atlas/</text:span></text:p>
          </draw:text-box>
        </draw:frame>
        <draw:frame draw:style-name="gr1" draw:text-style-name="P2" draw:layer="layout" svg:width="0.391cm" svg:height="0.384cm" svg:x="3.678cm" svg:y="12.82cm">
          <draw:text-box>
            <text:p text:style-name="P1"><text:span text:style-name="T3">27</text:span></text:p>
          </draw:text-box>
        </draw:frame>
        <draw:frame draw:style-name="gr1" draw:text-style-name="P2" draw:layer="layout" svg:width="5.586cm" svg:height="0.384cm" svg:x="4.85cm" svg:y="12.82cm">
          <draw:text-box>
            <text:p text:style-name="P1"><text:span text:style-name="T3">Atlas of Cancer </text:span><text:span text:style-name="T3">Mortality in the</text:span></text:p>
          </draw:text-box>
        </draw:frame>
        <draw:frame draw:style-name="gr1" draw:text-style-name="P2" draw:layer="layout" svg:width="6.14cm" svg:height="0.384cm" svg:x="4.85cm" svg:y="13.593cm">
          <draw:text-box>
            <text:p text:style-name="P1"><text:span text:style-name="T3">European Union </text:span><text:span text:style-name="T3">and the European</text:span></text:p>
          </draw:text-box>
        </draw:frame>
        <draw:frame draw:style-name="gr1" draw:text-style-name="P2" draw:layer="layout" svg:width="4.434cm" svg:height="0.384cm" svg:x="4.85cm" svg:y="14.367cm">
          <draw:text-box>
            <text:p text:style-name="P1"><text:span text:style-name="T3">Economic Area </text:span><text:span text:style-name="T3">1993-1997</text:span></text:p>
          </draw:text-box>
        </draw:frame>
        <draw:frame draw:style-name="gr1" draw:text-style-name="P2" draw:layer="layout" svg:width="0.929cm" svg:height="0.446cm" svg:x="11.872cm" svg:y="12.742cm">
          <draw:text-box>
            <text:p text:style-name="P1"><text:span text:style-name="T5">http:</text:span></text:p>
          </draw:text-box>
        </draw:frame>
        <draw:frame draw:style-name="gr1" draw:text-style-name="P2" draw:layer="layout" svg:width="5.666cm" svg:height="0.446cm" svg:x="11.852cm" svg:y="13.516cm">
          <draw:text-box>
            <text:p text:style-name="P1"><text:span text:style-name="T5">//www.iarc.fr/en/</text:span><text:span text:style-name="T5">publications/</text:span></text:p>
          </draw:text-box>
        </draw:frame>
        <draw:frame draw:style-name="gr1" draw:text-style-name="P2" draw:layer="layout" svg:width="4.307cm" svg:height="0.446cm" svg:x="11.872cm" svg:y="14.289cm">
          <draw:text-box>
            <text:p text:style-name="P1"><text:span text:style-name="T5">pdfs-online/epi/</text:span><text:span text:style-name="T5">sp159/</text:span></text:p>
          </draw:text-box>
        </draw:frame>
        <draw:frame draw:style-name="gr1" draw:text-style-name="P2" draw:layer="layout" svg:width="5.933cm" svg:height="0.446cm" svg:x="11.862cm" svg:y="15.062cm">
          <draw:text-box>
            <text:p text:style-name="P1"><text:span text:style-name="T5">AtlasCancerMortal</text:span><text:span text:style-name="T5">ityEU-10.pdf</text:span></text:p>
          </draw:text-box>
        </draw:frame>
        <draw:frame draw:style-name="gr1" draw:text-style-name="P2" draw:layer="layout" svg:width="0.391cm" svg:height="0.384cm" svg:x="3.678cm" svg:y="15.913cm">
          <draw:text-box>
            <text:p text:style-name="P1"><text:span text:style-name="T3">28</text:span></text:p>
          </draw:text-box>
        </draw:frame>
        <draw:frame draw:style-name="gr1" draw:text-style-name="P2" draw:layer="layout" svg:width="6.513cm" svg:height="0.384cm" svg:x="4.85cm" svg:y="15.913cm">
          <draw:text-box>
            <text:p text:style-name="P1"><text:span text:style-name="T3">National Cancer </text:span><text:span text:style-name="T3">Registry of Ireland </text:span><text:span text:style-name="T3">-</text:span></text:p>
          </draw:text-box>
        </draw:frame>
        <draw:frame draw:style-name="gr1" draw:text-style-name="P2" draw:layer="layout" svg:width="2.241cm" svg:height="0.384cm" svg:x="4.85cm" svg:y="16.687cm">
          <draw:text-box>
            <text:p text:style-name="P1"><text:span text:style-name="T3">Cancer Atlas</text:span></text:p>
          </draw:text-box>
        </draw:frame>
        <draw:frame draw:style-name="gr1" draw:text-style-name="P2" draw:layer="layout" svg:width="5.836cm" svg:height="0.446cm" svg:x="11.872cm" svg:y="15.836cm">
          <draw:text-box>
            <text:p text:style-name="P1"><text:span text:style-name="T5">http://www.ncri.ie/</text:span><text:span text:style-name="T5">data/maps?</text:span></text:p>
          </draw:text-box>
        </draw:frame>
        <draw:frame draw:style-name="gr1" draw:text-style-name="P2" draw:layer="layout" svg:width="5.946cm" svg:height="0.446cm" svg:x="11.872cm" svg:y="16.609cm">
          <draw:text-box>
            <text:p text:style-name="P1"><text:span text:style-name="T5">field_cancers_tid_</text:span><text:span text:style-name="T5">selective=61</text:span></text:p>
          </draw:text-box>
        </draw:frame>
        <draw:frame draw:style-name="gr1" draw:text-style-name="P2" draw:layer="layout" svg:width="0.391cm" svg:height="0.384cm" svg:x="3.678cm" svg:y="17.46cm">
          <draw:text-box>
            <text:p text:style-name="P1"><text:span text:style-name="T3">29</text:span></text:p>
          </draw:text-box>
        </draw:frame>
        <draw:frame draw:style-name="gr1" draw:text-style-name="P2" draw:layer="layout" svg:width="6.826cm" svg:height="0.384cm" svg:x="4.85cm" svg:y="17.46cm">
          <draw:text-box>
            <text:p text:style-name="P1"><text:span text:style-name="T3">Geographic </text:span><text:span text:style-name="T3">Variation in </text:span><text:span text:style-name="T3">Primary Liver</text:span></text:p>
          </draw:text-box>
        </draw:frame>
        <draw:frame draw:style-name="gr1" draw:text-style-name="P2" draw:layer="layout" svg:width="4.235cm" svg:height="0.384cm" svg:x="4.85cm" svg:y="18.234cm">
          <draw:text-box>
            <text:p text:style-name="P1"><text:span text:style-name="T3">and Gallbladder </text:span><text:span text:style-name="T3">Cancer</text:span></text:p>
          </draw:text-box>
        </draw:frame>
        <draw:frame draw:style-name="gr1" draw:text-style-name="P2" draw:layer="layout" svg:width="4.549cm" svg:height="0.446cm" svg:x="11.872cm" svg:y="17.382cm">
          <draw:text-box>
            <text:p text:style-name="P1"><text:span text:style-name="T5">http://</text:span><text:span text:style-name="T5">www.ncin.org.uk/</text:span></text:p>
          </draw:text-box>
        </draw:frame>
        <draw:frame draw:style-name="gr1" draw:text-style-name="P2" draw:layer="layout" svg:width="5.344cm" svg:height="0.446cm" svg:x="11.872cm" svg:y="18.156cm">
          <draw:text-box>
            <text:p text:style-name="P1"><text:span text:style-name="T5">publications/</text:span><text:span text:style-name="T5">data_briefings/</text:span></text:p>
          </draw:text-box>
        </draw:frame>
        <draw:frame draw:style-name="gr1" draw:text-style-name="P2" draw:layer="layout" svg:width="4.316cm" svg:height="0.446cm" svg:x="11.872cm" svg:y="18.929cm">
          <draw:text-box>
            <text:p text:style-name="P1"><text:span text:style-name="T5">liver_and_gall_bla</text:span><text:span text:style-name="T5">dder</text:span></text:p>
          </draw:text-box>
        </draw:frame>
        <draw:frame draw:style-name="gr1" draw:text-style-name="P2" draw:layer="layout" svg:width="0.391cm" svg:height="0.384cm" svg:x="3.678cm" svg:y="19.78cm">
          <draw:text-box>
            <text:p text:style-name="P1"><text:span text:style-name="T3">30</text:span></text:p>
          </draw:text-box>
        </draw:frame>
        <draw:frame draw:style-name="gr1" draw:text-style-name="P2" draw:layer="layout" svg:width="5.916cm" svg:height="0.384cm" svg:x="4.85cm" svg:y="19.78cm">
          <draw:text-box>
            <text:p text:style-name="P1"><text:span text:style-name="T3">Cancer Atlases of </text:span><text:span text:style-name="T3">UK and Ireland</text:span></text:p>
          </draw:text-box>
        </draw:frame>
        <draw:frame draw:style-name="gr1" draw:text-style-name="P2" draw:layer="layout" svg:width="5.937cm" svg:height="0.446cm" svg:x="11.872cm" svg:y="19.703cm">
          <draw:text-box>
            <text:p text:style-name="P1"><text:span text:style-name="T5">http://</text:span><text:span text:style-name="T5">www.ons.gov.uk/</text:span><text:span text:style-name="T5">ons/rel/</text:span></text:p>
          </draw:text-box>
        </draw:frame>
        <draw:frame draw:style-name="gr1" draw:text-style-name="P2" draw:layer="layout" svg:width="2.322cm" svg:height="0.446cm" svg:x="11.872cm" svg:y="20.476cm">
          <draw:text-box>
            <text:p text:style-name="P1"><text:span text:style-name="T5">cancer-unit/</text:span></text:p>
          </draw:text-box>
        </draw:frame>
        <draw:frame draw:style-name="gr1" draw:text-style-name="P2" draw:layer="layout" svg:width="9.324cm" svg:height="0.446cm" svg:x="11.872cm" svg:y="21.249cm">
          <draw:text-box>
            <text:p text:style-name="P1"><text:span text:style-name="T5">cancer-atlas-of-</text:span><text:span text:style-name="T5">the-united-</text:span><text:span text:style-name="T5">kingdom-and-</text:span><text:span text:style-name="T5">ireland/</text:span></text:p>
          </draw:text-box>
        </draw:frame>
        <draw:frame draw:style-name="gr1" draw:text-style-name="P2" draw:layer="layout" svg:width="4.582cm" svg:height="0.446cm" svg:x="11.862cm" svg:y="22.023cm">
          <draw:text-box>
            <text:p text:style-name="P1"><text:span text:style-name="T5">1991---2000/</text:span><text:span text:style-name="T5">index.html</text:span></text:p>
          </draw:text-box>
        </draw:frame>
        <draw:frame draw:style-name="gr1" draw:text-style-name="P2" draw:layer="layout" svg:width="0.391cm" svg:height="0.384cm" svg:x="3.678cm" svg:y="22.874cm">
          <draw:text-box>
            <text:p text:style-name="P1"><text:span text:style-name="T3">31</text:span></text:p>
          </draw:text-box>
        </draw:frame>
        <draw:frame draw:style-name="gr1" draw:text-style-name="P2" draw:layer="layout" svg:width="5.09cm" svg:height="0.384cm" svg:x="4.85cm" svg:y="22.874cm">
          <draw:text-box>
            <text:p text:style-name="P1"><text:span text:style-name="T3">Cancer Mortality </text:span><text:span text:style-name="T3">Maps (US)</text:span></text:p>
          </draw:text-box>
        </draw:frame>
        <draw:frame draw:style-name="gr1" draw:text-style-name="P2" draw:layer="layout" svg:width="5.129cm" svg:height="0.446cm" svg:x="11.872cm" svg:y="22.796cm">
          <draw:text-box>
            <text:p text:style-name="P1"><text:span text:style-name="T5">http://</text:span><text:span text:style-name="T5">ratecalc.cancer.go</text:span><text:span text:style-name="T5">v/</text:span></text:p>
          </draw:text-box>
        </draw:frame>
        <draw:frame draw:style-name="gr1" draw:text-style-name="P2" draw:layer="layout" svg:width="2.733cm" svg:height="0.446cm" svg:x="11.872cm" svg:y="23.569cm">
          <draw:text-box>
            <text:p text:style-name="P1"><text:span text:style-name="T5">archivedatlas/</text:span></text:p>
          </draw:text-box>
        </draw:frame>
        <draw:frame draw:style-name="gr1" draw:text-style-name="P2" draw:layer="layout" svg:width="0.391cm" svg:height="0.384cm" svg:x="3.678cm" svg:y="24.421cm">
          <draw:text-box>
            <text:p text:style-name="P1"><text:span text:style-name="T3">32</text:span></text:p>
          </draw:text-box>
        </draw:frame>
        <draw:frame draw:style-name="gr1" draw:text-style-name="P2" draw:layer="layout" svg:width="5.264cm" svg:height="0.384cm" svg:x="4.85cm" svg:y="24.421cm">
          <draw:text-box>
            <text:p text:style-name="P1"><text:span text:style-name="T3">Cape Cod Breast </text:span><text:span text:style-name="T3">Cancer Atlas</text:span></text:p>
          </draw:text-box>
        </draw:frame>
        <draw:frame draw:style-name="gr1" draw:text-style-name="P2" draw:layer="layout" svg:width="4.328cm" svg:height="0.446cm" svg:x="11.872cm" svg:y="24.343cm">
          <draw:text-box>
            <text:p text:style-name="P1"><text:span text:style-name="T5">http://</text:span><text:span text:style-name="T5">silentspring.org/</text:span></text:p>
          </draw:text-box>
        </draw:frame>
        <draw:line draw:style-name="gr2" draw:text-style-name="P3" draw:layer="layout" svg:x1="3.5cm" svg:y1="27.107cm" svg:x2="18.5cm" svg:y2="27.107cm">
          <text:p/>
        </draw:line>
        <draw:frame draw:style-name="gr1" draw:text-style-name="P2" draw:layer="layout" svg:width="7.63cm" svg:height="0.446cm" svg:x="11.872cm" svg:y="25.116cm">
          <draw:text-box>
            <text:p text:style-name="P1"><text:span text:style-name="T5">cape-cod-atlas-</text:span><text:span text:style-name="T5">breast-cancer-</text:span><text:span text:style-name="T5">incidence</text:span></text:p>
          </draw:text-box>
        </draw:frame>
        <draw:frame draw:style-name="gr6" draw:text-style-name="P5" draw:layer="layout" svg:width="0.777cm" svg:height="0.509cm" svg:x="17.731cm" svg:y="27.421cm">
          <draw:text-box>
            <text:p text:style-name="P1"><text:span text:style-name="T6">141</text:span></text:p>
          </draw:text-box>
        </draw:frame>
      </draw:page>
      <draw:page draw:name="page4" draw:style-name="dp1" draw:master-page-name="master-page417">
        <draw:frame draw:style-name="gr1" draw:text-style-name="P2" draw:layer="layout" svg:width="1.987cm" svg:height="0.386cm" svg:x="2.489cm" svg:y="1.635cm">
          <draw:text-box>
            <text:p text:style-name="P1"><text:span text:style-name="T1">APPENDIX B.</text:span></text:p>
          </draw:text-box>
        </draw:frame>
        <draw:line draw:style-name="gr2" draw:text-style-name="P3" draw:layer="layout" svg:x1="2.499cm" svg:y1="2.074cm" svg:x2="17.5cm" svg:y2="2.074cm">
          <text:p/>
        </draw:line>
        <draw:line draw:style-name="gr4" draw:text-style-name="P3" draw:layer="layout" svg:x1="2.678cm" svg:y1="2.961cm" svg:x2="17.321cm" svg:y2="2.961cm">
          <text:p/>
        </draw:line>
        <draw:frame draw:style-name="gr1" draw:text-style-name="P2" draw:layer="layout" svg:width="10.132cm" svg:height="0.386cm" svg:x="4.646cm" svg:y="1.635cm">
          <draw:text-box>
            <text:p text:style-name="P1"><text:span text:style-name="T1">APPENDIX: RESEARCH </text:span><text:span text:style-name="T1">ACITIVITY 1. A - GREY </text:span><text:span text:style-name="T1">LITERATURE REVIEW</text:span></text:p>
          </draw:text-box>
        </draw:frame>
        <draw:frame draw:style-name="gr1" draw:text-style-name="P2" draw:layer="layout" svg:width="0.713cm" svg:height="0.384cm" svg:x="2.678cm" svg:y="3.346cm">
          <draw:text-box>
            <text:p text:style-name="P1"><text:span text:style-name="T3">K</text:span><text:span text:style-name="T3">e</text:span><text:span text:style-name="T3">y</text:span></text:p>
          </draw:text-box>
        </draw:frame>
        <draw:frame draw:style-name="gr1" draw:text-style-name="P2" draw:layer="layout" svg:width="1.75cm" svg:height="0.384cm" svg:x="3.85cm" svg:y="3.346cm">
          <draw:text-box>
            <text:p text:style-name="P1"><text:span text:style-name="T3">M</text:span><text:span text:style-name="T3">a</text:span><text:span text:style-name="T3">p </text:span><text:span text:style-name="T3">T</text:span><text:span text:style-name="T3">it</text:span><text:span text:style-name="T3">l</text:span><text:span text:style-name="T3">e</text:span></text:p>
          </draw:text-box>
        </draw:frame>
        <draw:line draw:style-name="gr5" draw:text-style-name="P3" draw:layer="layout" svg:x1="2.678cm" svg:y1="3.933cm" svg:x2="17.321cm" svg:y2="3.933cm">
          <text:p/>
        </draw:line>
        <draw:frame draw:style-name="gr1" draw:text-style-name="P2" draw:layer="layout" svg:width="0.819cm" svg:height="0.384cm" svg:x="10.872cm" svg:y="3.346cm">
          <draw:text-box>
            <text:p text:style-name="P1"><text:span text:style-name="T3">URL</text:span></text:p>
          </draw:text-box>
        </draw:frame>
        <draw:frame draw:style-name="gr1" draw:text-style-name="P2" draw:layer="layout" svg:width="0.391cm" svg:height="0.384cm" svg:x="2.678cm" svg:y="4.313cm">
          <draw:text-box>
            <text:p text:style-name="P1"><text:span text:style-name="T3">33</text:span></text:p>
          </draw:text-box>
        </draw:frame>
        <draw:frame draw:style-name="gr1" draw:text-style-name="P2" draw:layer="layout" svg:width="6.576cm" svg:height="0.384cm" svg:x="3.85cm" svg:y="4.313cm">
          <draw:text-box>
            <text:p text:style-name="P1"><text:span text:style-name="T3">Arizona Cancer Rates by </text:span><text:span text:style-name="T3">Community</text:span></text:p>
          </draw:text-box>
        </draw:frame>
        <draw:frame draw:style-name="gr1" draw:text-style-name="P2" draw:layer="layout" svg:width="6.953cm" svg:height="0.384cm" svg:x="3.85cm" svg:y="5.086cm">
          <draw:text-box>
            <text:p text:style-name="P1"><text:span text:style-name="T3">Hea</text:span><text:span text:style-name="T3">lth </text:span><text:span text:style-name="T3">Ana</text:span><text:span text:style-name="T3">lysis </text:span><text:span text:style-name="T3">Are</text:span><text:span text:style-name="T3">a </text:span><text:span text:style-name="T3">(CH</text:span><text:span text:style-name="T3">AA) </text:span><text:span text:style-name="T3">&gt; </text:span><text:span text:style-name="T3">2005 </text:span><text:span text:style-name="T3">-</text:span></text:p>
          </draw:text-box>
        </draw:frame>
        <draw:frame draw:style-name="gr1" draw:text-style-name="P2" draw:layer="layout" svg:width="0.781cm" svg:height="0.384cm" svg:x="3.85cm" svg:y="5.86cm">
          <draw:text-box>
            <text:p text:style-name="P1"><text:span text:style-name="T3">2009</text:span></text:p>
          </draw:text-box>
        </draw:frame>
        <draw:frame draw:style-name="gr1" draw:text-style-name="P2" draw:layer="layout" svg:width="0.929cm" svg:height="0.446cm" svg:x="10.872cm" svg:y="4.235cm">
          <draw:text-box>
            <text:p text:style-name="P1"><text:span text:style-name="T5">http:</text:span></text:p>
          </draw:text-box>
        </draw:frame>
        <draw:frame draw:style-name="gr1" draw:text-style-name="P2" draw:layer="layout" svg:width="6.195cm" svg:height="0.446cm" svg:x="10.852cm" svg:y="5.008cm">
          <draw:text-box>
            <text:p text:style-name="P1"><text:span text:style-name="T5">//www.azdhs.gov/</text:span><text:span text:style-name="T5">preparedness/</text:span></text:p>
          </draw:text-box>
        </draw:frame>
        <draw:frame draw:style-name="gr1" draw:text-style-name="P2" draw:layer="layout" svg:width="4.511cm" svg:height="0.446cm" svg:x="10.872cm" svg:y="5.782cm">
          <draw:text-box>
            <text:p text:style-name="P1"><text:span text:style-name="T5">p</text:span><text:span text:style-name="T5">u</text:span><text:span text:style-name="T5">b</text:span><text:span text:style-name="T5">li</text:span><text:span text:style-name="T5">c</text:span><text:span text:style-name="T5">-</text:span><text:span text:style-name="T5">h</text:span><text:span text:style-name="T5">e</text:span><text:span text:style-name="T5">a</text:span><text:span text:style-name="T5">l</text:span><text:span text:style-name="T5">t</text:span><text:span text:style-name="T5">h</text:span><text:span text:style-name="T5">-</text:span><text:span text:style-name="T5">s</text:span><text:span text:style-name="T5">t</text:span><text:span text:style-name="T5">a</text:span><text:span text:style-name="T5">t</text:span><text:span text:style-name="T5">i</text:span><text:span text:style-name="T5">s</text:span><text:span text:style-name="T5">t</text:span><text:span text:style-name="T5">i</text:span><text:span text:style-name="T5">c</text:span><text:span text:style-name="T5">s</text:span><text:span text:style-name="T5">/</text:span></text:p>
          </draw:text-box>
        </draw:frame>
        <draw:line draw:style-name="gr4" draw:text-style-name="P3" draw:layer="layout" svg:x1="2.678cm" svg:y1="7.225cm" svg:x2="17.321cm" svg:y2="7.225cm">
          <text:p/>
        </draw:line>
        <draw:line draw:style-name="gr2" draw:text-style-name="P3" draw:layer="layout" svg:x1="2.499cm" svg:y1="27.107cm" svg:x2="17.5cm" svg:y2="27.107cm">
          <text:p/>
        </draw:line>
        <draw:frame draw:style-name="gr1" draw:text-style-name="P2" draw:layer="layout" svg:width="6.039cm" svg:height="0.446cm" svg:x="10.872cm" svg:y="6.555cm">
          <draw:text-box>
            <text:p text:style-name="P1"><text:span text:style-name="T5">cancer-registry/chaa/</text:span><text:span text:style-name="T5">index.php</text:span></text:p>
          </draw:text-box>
        </draw:frame>
        <draw:frame draw:style-name="gr6" draw:text-style-name="P5" draw:layer="layout" svg:width="0.777cm" svg:height="0.509cm" svg:x="16.731cm" svg:y="27.421cm">
          <draw:text-box>
            <text:p text:style-name="P1"><text:span text:style-name="T6">14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/>
    <style:font-face style:name="Computer Modern1" svg:font-family="'Computer Modern'"/>
    <style:font-face style:name="Helvetica1" svg:font-family="Helvetica"/>
    <style:font-face style:name="PazoMath1" svg:font-family="PazoMath"/>
    <style:font-face style:name="PazoMathBlackboard1" svg:font-family="PazoMathBlackboard"/>
    <style:font-face style:name="URW Palladio L1" svg:font-family="'URW Palladio L'"/>
    <style:font-face style:name="Carlito" svg:font-family="Carlito" style:font-pitch="variable"/>
    <style:font-face style:name="Computer Modern" svg:font-family="'Computer Modern'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PazoMath" svg:font-family="PazoMath" style:font-pitch="variable"/>
    <style:font-face style:name="PazoMathBlackboard" svg:font-family="PazoMathBlackboard" style:font-pitch="variable"/>
    <style:font-face style:name="URW Palladio L" svg:font-family="'URW Palladio L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6.1cm" fo:margin-bottom="1cm" fo:margin-left="3.4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53" style:page-layout-name="PM0" draw:style-name="Mdp1"/>
    <style:master-page style:name="master-page448" style:page-layout-name="PM0" draw:style-name="Mdp1"/>
    <style:master-page style:name="master-page441" style:page-layout-name="PM0" draw:style-name="Mdp1"/>
    <style:master-page style:name="master-page420" style:page-layout-name="PM0" draw:style-name="Mdp1"/>
    <style:master-page style:name="master-page417" style:page-layout-name="PM0" draw:style-name="Mdp1"/>
    <style:master-page style:name="master-page105" style:page-layout-name="PM0" draw:style-name="Mdp1"/>
    <style:master-page style:name="master-page98" style:page-layout-name="PM0" draw:style-name="Mdp1"/>
    <style:master-page style:name="master-page47" style:page-layout-name="PM0" draw:style-name="Mdp1"/>
    <style:master-page style:name="master-page32" style:page-layout-name="PM0" draw:style-name="Mdp1"/>
    <style:master-page style:name="master-page3" style:page-layout-name="PM0" draw:style-name="Mdp1"/>
    <style:master-page style:name="master-page56" style:page-layout-name="PM0" draw:style-name="Mdp1"/>
    <style:master-page style:name="master-page59" style:page-layout-name="PM0" draw:style-name="Mdp1"/>
    <style:master-page style:name="master-page72" style:page-layout-name="PM0" draw:style-name="Mdp1"/>
    <style:master-page style:name="master-page75" style:page-layout-name="PM0" draw:style-name="Mdp1"/>
    <style:master-page style:name="master-page210" style:page-layout-name="PM0" draw:style-name="Mdp1"/>
    <style:master-page style:name="master-page213" style:page-layout-name="PM0" draw:style-name="Mdp1"/>
    <style:master-page style:name="master-page222" style:page-layout-name="PM0" draw:style-name="Mdp1"/>
    <style:master-page style:name="master-page239" style:page-layout-name="PM0" draw:style-name="Mdp1"/>
    <style:master-page style:name="master-page252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2.4.2$Linux_X86_64 LibreOffice_project/20$Build-2</meta:generator>
    <dc:date>2019-07-31T23:45:29.464512963</dc:date>
    <meta:editing-duration>PT4M53S</meta:editing-duration>
    <meta:editing-cycles>1</meta:editing-cycles>
    <meta:document-statistic meta:object-count="214"/>
  </office:meta>
</office:document-meta>
</file>